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1022" table:default-cell-style-name="Default"/>
        <table:table-row table:style-name="ro1">
          <table:table-cell table:style-name="ce9" office:value-type="string" calcext:value-type="string">
            <text:p>Step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</text:p>
          </table:table-cell>
          <table:table-cell table:style-name="ce9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18" office:value-type="string" calcext:value-type="string">
            <text:p>DONE</text:p>
          </table:table-cell>
          <table:table-cell office:value-type="string" calcext:value-type="string">
            <text:p>SV2k23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Download</text:p>
          </table:table-cell>
          <table:table-cell table:style-name="ce9" office:value-type="string" calcext:value-type="string">
            <text:p>URL</text:p>
          </table:table-cell>
          <table:table-cell table:style-name="ce9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XIT KEYS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8" calcext:value-type="float">
            <text:p>8</text:p>
          </table:table-cell>
          <table:table-cell table:style-name="ce18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9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eps Done</text:p>
          </table:table-cell>
          <table:table-cell table:style-name="ce10" table:formula="of:=1-[.B41]/[.B40]" office:value-type="percentage" office:value="0.955555555555556" calcext:value-type="percentage">
            <text:p>96%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ntries DONE</text:p>
          </table:table-cell>
          <table:table-cell table:style-name="ce6" table:formula="of:=COUNTIF([.H1:.H38];&quot;NO&quot;)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ntries TODO</text:p>
          </table:table-cell>
          <table:table-cell table:style-name="ce6" table:formula="of:=COUNTIF([.H2:.H39];&quot;YES&quot;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9" office:value-type="string" calcext:value-type="string">
            <text:p>Entries Done</text:p>
          </table:table-cell>
          <table:table-cell table:style-name="ce10" table:formula="of:=1-[.B46]/[.B44]" office:value-type="percentage" office:value="0.944444444444444" calcext:value-type="percentage">
            <text:p>94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Bonuses</text:p>
          </table:table-cell>
          <table:table-cell table:style-name="ce18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Songs</text:p>
          </table:table-cell>
          <table:table-cell table:style-name="ce18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Graphics</text:p>
          </table:table-cell>
          <table:table-cell table:style-name="ce18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Intros</text:p>
          </table:table-cell>
          <table:table-cell table:style-name="ce18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Demos</text:p>
          </table:table-cell>
          <table:table-cell table:style-name="ce18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Games</text:p>
          </table:table-cell>
          <table:table-cell table:style-name="ce18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36"/>
          <table:table-cell table:number-columns-repeated="60"/>
        </table:table-row>
        <table:table-row table:style-name="ro1">
          <table:table-cell table:style-name="ce18" office:value-type="string" calcext:value-type="string">
            <text:p>Wilds</text:p>
          </table:table-cell>
          <table:table-cell table:style-name="ce18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 style:data-style-name="N2" text:time-value="16:24:06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2T16:34:26.907000000</dc:date>
    <meta:editing-cycles>791</meta:editing-cycles>
    <meta:editing-duration>P12DT7H41M18S</meta:editing-duration>
    <meta:generator>LibreOffice/7.1.5.2$Windows_x86 LibreOffice_project/85f04e9f809797b8199d13c421bd8a2b025d52b5</meta:generator>
    <meta:document-statistic meta:table-count="3" meta:cell-count="4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